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C00000331E2DC99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56cm, 12.037cm, 0.408cm, 9.383cm)" draw:image-opacity="100%" style:mirror="none"/>
    </style:style>
    <style:style style:name="gr2" style:family="graphic" style:parent-style-name="objectwithoutfill">
      <style:graphic-properties svg:stroke-width="0.102cm" svg:stroke-color="#ffff66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3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66" fo:font-size="36pt"/>
    </style:style>
    <style:style style:name="P3" style:family="paragraph">
      <style:paragraph-properties fo:text-align="center"/>
      <style:text-properties fo:color="#ffff66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ffff66" fo:font-size="36pt" fo:text-shadow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5cm" svg:height="17.145cm" svg:x="0.589cm" svg:y="0.535cm">
          <draw:image xlink:href="Pictures/100000000000056C00000331E2DC992F.png" xlink:type="simple" xlink:show="embed" xlink:actuate="onLoad">
            <text:p/>
          </draw:image>
        </draw:frame>
        <draw:line draw:style-name="gr2" draw:text-style-name="P1" draw:layer="layout" svg:x1="-0.046cm" svg:y1="13.362cm" svg:x2="18.369cm" svg:y2="13.362cm">
          <text:p/>
        </draw:line>
        <draw:line draw:style-name="gr2" draw:text-style-name="P1" draw:layer="layout" svg:x1="-0.046cm" svg:y1="9.044cm" svg:x2="18.369cm" svg:y2="9.044cm">
          <text:p/>
        </draw:line>
        <draw:line draw:style-name="gr2" draw:text-style-name="P1" draw:layer="layout" svg:x1="-0.046cm" svg:y1="4.853cm" svg:x2="18.369cm" svg:y2="4.853cm">
          <text:p/>
        </draw:line>
        <draw:line draw:style-name="gr2" draw:text-style-name="P1" draw:layer="layout" svg:x1="9.225cm" svg:y1="-0.1cm" svg:x2="9.225cm" svg:y2="18.315cm">
          <text:p/>
        </draw:line>
        <draw:frame draw:style-name="gr3" draw:text-style-name="P3" draw:layer="layout" svg:width="8.509cm" svg:height="1.673cm" svg:x="0.716cm" svg:y="1.805cm">
          <draw:text-box>
            <text:p text:style-name="P2"><text:span text:style-name="T1">CPU 3</text:span></text:p>
          </draw:text-box>
        </draw:frame>
        <draw:frame draw:style-name="gr3" draw:text-style-name="P3" draw:layer="layout" svg:width="8.509cm" svg:height="1.673cm" svg:x="0.716cm" svg:y="6.123cm">
          <draw:text-box>
            <text:p text:style-name="P2"><text:span text:style-name="T1">CPU 2</text:span></text:p>
          </draw:text-box>
        </draw:frame>
        <draw:frame draw:style-name="gr3" draw:text-style-name="P3" draw:layer="layout" svg:width="8.509cm" svg:height="1.673cm" svg:x="0.716cm" svg:y="10.419cm">
          <draw:text-box>
            <text:p text:style-name="P2"><text:span text:style-name="T1">CPU 1</text:span></text:p>
          </draw:text-box>
        </draw:frame>
        <draw:frame draw:style-name="gr3" draw:text-style-name="P3" draw:layer="layout" svg:width="8.509cm" svg:height="1.673cm" svg:x="0.716cm" svg:y="14.61cm">
          <draw:text-box>
            <text:p text:style-name="P2"><text:span text:style-name="T1">CPU 0</text:span></text:p>
          </draw:text-box>
        </draw:frame>
        <draw:frame draw:style-name="gr3" draw:text-style-name="P3" draw:layer="layout" svg:width="8.509cm" svg:height="1.673cm" svg:x="9.225cm" svg:y="1.805cm">
          <draw:text-box>
            <text:p text:style-name="P2"><text:span text:style-name="T1">CPU 7</text:span></text:p>
          </draw:text-box>
        </draw:frame>
        <draw:frame draw:style-name="gr3" draw:text-style-name="P3" draw:layer="layout" svg:width="8.509cm" svg:height="1.673cm" svg:x="9.225cm" svg:y="6.123cm">
          <draw:text-box>
            <text:p text:style-name="P2"><text:span text:style-name="T1">CPU 6</text:span></text:p>
          </draw:text-box>
        </draw:frame>
        <draw:frame draw:style-name="gr3" draw:text-style-name="P3" draw:layer="layout" svg:width="8.509cm" svg:height="1.673cm" svg:x="9.225cm" svg:y="10.314cm">
          <draw:text-box>
            <text:p text:style-name="P2"><text:span text:style-name="T1">CPU 5</text:span></text:p>
          </draw:text-box>
        </draw:frame>
        <draw:frame draw:style-name="gr3" draw:text-style-name="P3" draw:layer="layout" svg:width="8.509cm" svg:height="1.673cm" svg:x="9.225cm" svg:y="14.61cm">
          <draw:text-box>
            <text:p text:style-name="P2"><text:span text:style-name="T1">CPU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186cm" fo:page-height="18.1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Poeppl</meta:initial-creator>
    <meta:creation-date>2016-07-27T18:36:31.170397745</meta:creation-date>
    <dc:date>2016-10-12T12:39:14.742663753</dc:date>
    <dc:creator>Alexander Poeppl</dc:creator>
    <meta:editing-duration>P0D</meta:editing-duration>
    <meta:editing-cycles>2</meta:editing-cycles>
    <meta:generator>LibreOffice/4.2.8.2$Linux_X86_64 LibreOffice_project/420m0$Build-2</meta:generator>
    <meta:document-statistic meta:object-count="13"/>
  </office:meta>
</office:document-meta>
</file>